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8pt" officeooo:paragraph-rsid="0012aaf5" fo:background-color="#f0f0f0" style:font-size-asian="18pt" style:font-size-complex="18pt"/>
    </style:style>
    <style:style style:name="P2" style:family="paragraph" style:parent-style-name="Preformatted_20_Text">
      <style:text-properties style:font-name="Arial" fo:font-size="18pt" officeooo:paragraph-rsid="0010b79b" fo:background-color="#f0f0f0" style:font-size-asian="18pt" style:font-size-complex="18pt"/>
    </style:style>
    <style:style style:name="P3" style:family="paragraph" style:parent-style-name="Preformatted_20_Text">
      <style:text-properties fo:font-size="12pt" officeooo:paragraph-rsid="0010b79b" fo:background-color="#f0f0f0" style:font-size-asian="12pt" style:font-size-complex="12pt"/>
    </style:style>
    <style:style style:name="P4" style:family="paragraph" style:parent-style-name="Preformatted_20_Text">
      <style:text-properties fo:font-size="12pt" officeooo:paragraph-rsid="0012aaf5" fo:background-color="#f0f0f0" style:font-size-asian="12pt" style:font-size-complex="12pt"/>
    </style:style>
    <style:style style:name="P5" style:family="paragraph" style:parent-style-name="Preformatted_20_Text">
      <style:text-properties fo:font-size="18pt" officeooo:paragraph-rsid="0010b79b" fo:background-color="#f0f0f0" style:font-size-asian="18pt" style:font-size-complex="18pt"/>
    </style:style>
    <style:style style:name="P6" style:family="paragraph" style:parent-style-name="Preformatted_20_Text">
      <style:text-properties fo:font-size="18pt" officeooo:paragraph-rsid="0012aaf5" fo:background-color="#f0f0f0" style:font-size-asian="18pt" style:font-size-complex="18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font-name="Arial Black"/>
    </style:style>
    <style:style style:name="T7" style:family="text">
      <style:text-properties officeooo:rsid="0012aaf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16"/></text:p>
      <text:p text:style-name="P5"><text:s text:c="16"/></text:p>
      <text:p text:style-name="P1"><text:s text:c="32"/></text:p>
      <text:p text:style-name="P1"><text:span text:style-name="T7"><text:s text:c="2"/>voix</text:span> <text:s text:c="14"/></text:p>
      <text:p text:style-name="P1"><text:s text:c="2"/>pour <text:s text:c="21"/></text:p>
      <text:p text:style-name="P2"><text:s text:c="2"/>contre <text:s text:c="9"/></text:p>
      <text:p text:style-name="P2"><text:s text:c="2"/>abs <text:s text:c="21"/></text:p>
      <text:p text:style-name="P2"><text:s text:c="2"/>non expr <text:s text:c="5"/></text:p>
      <text:p text:style-name="P2"><text:s text:c="2"/>ID <text:s text:c="21"/></text:p>
      <text:p text:style-name="P2"><text:s text:c="2"/>nom <text:s text:c="21"/></text:p>
      <text:p text:style-name="P2"><text:s text:c="2"/>prénom <text:s text:c="15"/></text:p>
      <text:p text:style-name="P2"><text:s text:c="2"/>N° <text:s text:c="15"/></text:p>
      <text:p text:style-name="P2"><text:s text:c="2"/>région <text:s text:c="15"/></text:p>
      <text:p text:style-name="P2"><text:s text:c="2"/>suffrage <text:s text:c="15"/></text:p>
      <text:p text:style-name="P2"><text:s text:c="2"/>pouvoirs <text:s text:c="15"/></text:p>
      <text:p text:style-name="P2"><text:s text:c="2"/>nombre <text:s text:c="15"/></text:p>
      <text:p text:style-name="P6"><text:span text:style-name="T1"><text:s text:c="2"/>choix <text:s text:c="22"/></text:span></text:p>
      <text:p text:style-name="P6"><text:span text:style-name="T1"><text:s text:c="34"/></text:span></text:p>
      <text:p text:style-name="P4"><text:span text:style-name="T5"><text:s text:c="29"/></text:span><text:span text:style-name="T1"><text:s text:c="4"/>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0T21:57:49.525000000</dc:date>
    <meta:editing-duration>PT17M5S</meta:editing-duration>
    <meta:editing-cycles>1</meta:editing-cycles>
    <meta:document-statistic meta:table-count="0" meta:image-count="0" meta:object-count="0" meta:page-count="1" meta:paragraph-count="19" meta:word-count="15" meta:character-count="468" meta:non-whitespace-character-count="70"/>
    <meta:generator>LibreOffice/6.4.6.2$Windows_X86_64 LibreOffice_project/0ce51a4fd21bff07a5c061082cc82c5ed232f115</meta:generator>
  </office:meta>
</office:document-meta>
</file>